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7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7d0aa"/>
    </style:style>
    <style:style style:name="P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 fo:font-size="12pt" fo:language="en" fo:country="US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07c7da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07d0aa"/>
    </style:style>
    <style:style style:name="P9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7d0aa" officeooo:paragraph-rsid="0007d0aa" style:font-name-complex="Calibri1"/>
    </style:style>
    <style:style style:name="P13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cs" fo:country="CZ" officeooo:rsid="0007d0aa" officeooo:paragraph-rsid="0007d0aa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officeooo:paragraph-rsid="0007c7da"/>
    </style:style>
    <style:style style:name="P2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07c7da" style:font-weight-asian="bold" style:font-name-complex="Calibri1" style:font-weight-complex="bold"/>
    </style:style>
    <style:style style:name="T5" style:family="text">
      <style:text-properties fo:color="#000000" style:font-name="Calibri" fo:font-weight="bold" style:font-weight-asian="bold" style:font-name-complex="Calibri1"/>
    </style:style>
    <style:style style:name="T6" style:family="text">
      <style:text-properties fo:color="#000000" style:font-name="Calibri" fo:font-weight="bold" officeooo:rsid="0007c7da" style:font-weight-asian="bold" style:font-name-complex="Calibri1"/>
    </style:style>
    <style:style style:name="T7" style:family="text">
      <style:text-properties fo:color="#000000" style:font-name="Calibri" style:font-name-complex="Calibri1"/>
    </style:style>
    <style:style style:name="T8" style:family="text">
      <style:text-properties fo:color="#000000" style:font-name="Calibri" style:font-name-complex="Calibri1" style:text-scale="99%"/>
    </style:style>
    <style:style style:name="T9" style:family="text">
      <style:text-properties fo:color="#000000" style:font-name="Calibri" fo:language="cs" fo:country="CZ" fo:font-weight="bold" officeooo:rsid="0007c7da" style:font-weight-asian="bold" style:font-name-complex="Calibri1"/>
    </style:style>
    <style:style style:name="T10" style:family="text">
      <style:text-properties fo:color="#000000" style:font-name="Calibri" fo:language="cs" fo:country="CZ" fo:font-weight="bold" officeooo:rsid="0007c7da" style:font-weight-asian="bold" style:font-name-complex="Calibri1" style:font-weight-complex="bold"/>
    </style:style>
    <style:style style:name="T11" style:family="text">
      <style:text-properties fo:color="#000000" style:font-name="Calibri" fo:language="cs" fo:country="CZ" fo:font-weight="bold" officeooo:rsid="0007d0aa" style:font-weight-asian="bold" style:font-name-complex="Calibri1" style:font-weight-complex="bold"/>
    </style:style>
    <style:style style:name="T12" style:family="text">
      <style:text-properties fo:color="#000000" style:font-name="Calibri" fo:language="cs" fo:country="CZ" officeooo:rsid="0007d0aa" style:font-name-complex="Calibri1"/>
    </style:style>
    <style:style style:name="T13" style:family="text">
      <style:text-properties fo:language="cs" fo:country="CZ" officeooo:rsid="0007d0aa"/>
    </style:style>
    <style:style style:name="T14" style:family="text">
      <style:text-properties officeooo:rsid="0007f0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2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3"/>
            <text:p text:style-name="P5"><text:span text:style-name="T2">SPSE Jecna Test Case </text:span></text:p>
            <text:p text:style-name="P17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19"><text:span text:style-name="T3">Test Case ID: </text:span><text:span text:style-name="T10"><text:s/>Test case </text:span><text:span text:style-name="T11">3</text:span></text:p>
          </table:table-cell>
          <table:table-cell table:style-name="Tabulka1.B3" office:value-type="string">
            <text:p text:style-name="P2"><text:span text:style-name="T5">Test Designed by: </text:span><text:span text:style-name="T6">Ladislav Dobi</text:span><text:span text:style-name="T9">áš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19"><text:span text:style-name="T3">Test Name: <text:s/></text:span><text:span text:style-name="T4">Phantom read check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18"><text:span text:style-name="T3">Brief description: </text:span><text:span text:style-name="T10">Test if phantom read works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3"><text:s text:c="2"/>Pre-conditions: </text:span><text:span text:style-name="T10">Test case 1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7"><text:span text:style-name="T5"><text:s text:c="2"/>Dependencies and Requirements:</text:span><text:span text:style-name="T7"> </text:span><text:span text:style-name="T3"><text:s/></text:span><text:span text:style-name="T10">Test case 1</text:span></text:p>
          </table:table-cell>
          <table:covered-table-cell/>
        </table:table-row>
      </table:table>
      <text:p text:style-name="P9"/>
      <text:p text:style-name="P10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<text:bookmark-start text:name="_Hlk37781077"/><text:span text:style-name="T3">Step</text:span></text:p>
          </table:table-cell>
          <table:table-cell table:style-name="Tabulka2.A1" office:value-type="string">
            <text:p text:style-name="P20"><text:span text:style-name="T3">Test Steps</text:span></text:p>
          </table:table-cell>
          <table:table-cell table:style-name="Tabulka2.A1" office:value-type="string">
            <text:p text:style-name="P20"><text:span text:style-name="T5">Test Data</text:span></text:p>
          </table:table-cell>
          <table:table-cell table:style-name="Tabulka2.A1" office:value-type="string">
            <text:p text:style-name="P20"><text:span text:style-name="T3">Expected Result</text:span></text:p>
          </table:table-cell>
          <table:table-cell table:style-name="Tabulka2.E1" office:value-type="string">
            <text:p text:style-name="P20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4"><text:span text:style-name="T8">1</text:span></text:p>
          </table:table-cell>
          <table:table-cell table:style-name="Tabulka2.B2" office:value-type="string">
            <text:p text:style-name="P6"><text:span text:style-name="T7"><text:s/></text:span><text:span text:style-name="T12">Start the program</text:span></text:p>
          </table:table-cell>
          <table:table-cell table:style-name="Tabulka2.C2" office:value-type="string">
            <text:p text:style-name="P11"/>
          </table:table-cell>
          <table:table-cell table:style-name="Tabulka2.D2" office:value-type="string">
            <text:p text:style-name="P12">Program starts</text:p>
          </table:table-cell>
          <table:table-cell table:style-name="Tabulka2.E2" office:value-type="string">
            <text:p text:style-name="P6"><text:span text:style-name="T7"><text:s/></text:span></text:p>
          </table:table-cell>
        </table:table-row>
        <table:table-row table:style-name="Tabulka2.3">
          <table:table-cell table:style-name="Tabulka2.A3" office:value-type="string">
            <text:p text:style-name="P14"><text:span text:style-name="T8">2</text:span></text:p>
          </table:table-cell>
          <table:table-cell table:style-name="Tabulka2.B3" office:value-type="string">
            <text:p text:style-name="P8"><text:span text:style-name="T12"><text:s/>Pick option 6</text:span></text:p>
          </table:table-cell>
          <table:table-cell table:style-name="Tabulka2.C3" office:value-type="string">
            <text:p text:style-name="P12">6</text:p>
          </table:table-cell>
          <table:table-cell table:style-name="Tabulka2.D3" office:value-type="string">
            <text:p text:style-name="P12">Program goes to test of phantom read</text:p>
          </table:table-cell>
          <table:table-cell table:style-name="Tabulka2.E3" office:value-type="string">
            <text:p text:style-name="P11"/>
          </table:table-cell>
        </table:table-row>
        <table:table-row table:style-name="Tabulka2.4">
          <table:table-cell table:style-name="Tabulka2.A4" office:value-type="string">
            <text:p text:style-name="P5"><text:span text:style-name="T7">3</text:span></text:p>
          </table:table-cell>
          <table:table-cell table:style-name="Tabulka2.B4" office:value-type="string">
            <text:p text:style-name="P8"><text:span text:style-name="T12"><text:s/>Enter valid trainer id</text:span></text:p>
          </table:table-cell>
          <table:table-cell table:style-name="Tabulka2.C4" office:value-type="string">
            <text:p text:style-name="P12">1</text:p>
          </table:table-cell>
          <table:table-cell table:style-name="Tabulka2.D4" office:value-type="string">
            <text:p text:style-name="P12">Program runs test and it will show after insert of pokemon increase</text:p>
          </table:table-cell>
          <table:table-cell table:style-name="Tabulka2.E4" office:value-type="string">
            <text:p text:style-name="P6"><text:span text:style-name="T7"><text:s/></text:span><text:span text:style-name="T12">1 is just for example</text:span></text:p>
          </table:table-cell>
        </table:table-row>
        <table:table-row table:style-name="Tabulka2.5">
          <table:table-cell table:style-name="Tabulka2.A5" office:value-type="string">
            <text:p text:style-name="P5"><text:span text:style-name="T7">4</text:span></text:p>
          </table:table-cell>
          <table:table-cell table:style-name="Tabulka2.B5" office:value-type="string">
            <text:p text:style-name="P8"><text:span text:style-name="T7"><text:s/></text:span><text:span text:style-name="T12">Pick option 7</text:span></text:p>
          </table:table-cell>
          <table:table-cell table:style-name="Tabulka2.C5" office:value-type="string">
            <text:p text:style-name="P12">7</text:p>
          </table:table-cell>
          <table:table-cell table:style-name="Tabulka2.D5" office:value-type="string">
            <text:p text:style-name="P12">Program goes to transaction manager</text:p>
          </table:table-cell>
          <table:table-cell table:style-name="Tabulka2.E5" office:value-type="string">
            <text:p text:style-name="P11"/>
          </table:table-cell>
        </table:table-row>
        <table:table-row table:style-name="Tabulka2.4">
          <table:table-cell table:style-name="Tabulka2.A6" office:value-type="string">
            <text:p text:style-name="P5"><text:span text:style-name="T7">5</text:span></text:p>
          </table:table-cell>
          <table:table-cell table:style-name="Tabulka2.B6" office:value-type="string">
            <text:p text:style-name="P8"><text:span text:style-name="T12"><text:s/>Pick option 4</text:span></text:p>
          </table:table-cell>
          <table:table-cell table:style-name="Tabulka2.C6" office:value-type="string">
            <text:p text:style-name="P12">4</text:p>
          </table:table-cell>
          <table:table-cell table:style-name="Tabulka2.D6" office:value-type="string">
            <text:p text:style-name="P12">Program set transaction to SEIALIZABLE</text:p>
          </table:table-cell>
          <table:table-cell table:style-name="Tabulka2.E6" office:value-type="string">
            <text:p text:style-name="P11"><text:s/></text:p>
          </table:table-cell>
        </table:table-row>
        <table:table-row table:style-name="Tabulka2.4">
          <table:table-cell table:style-name="Tabulka2.A7" office:value-type="string">
            <text:p text:style-name="P16">6</text:p>
          </table:table-cell>
          <table:table-cell table:style-name="Tabulka2.B7" office:value-type="string">
            <text:p text:style-name="P8"><text:s/><text:span text:style-name="T13">Repeat step 2 – 3 in menu</text:span></text:p>
          </table:table-cell>
          <table:table-cell table:style-name="Tabulka2.C7" office:value-type="string">
            <text:p text:style-name="P12">6,1</text:p>
          </table:table-cell>
          <table:table-cell table:style-name="Tabulka2.D7" office:value-type="string">
            <text:p text:style-name="P12">Program runs test and it will show after insert of pokemon <text:span text:style-name="T14">will not</text:span> increase</text:p>
          </table:table-cell>
          <table:table-cell table:style-name="Tabulka2.E7" office:value-type="string">
            <text:p text:style-name="P12"/>
          </table:table-cell>
        </table:table-row>
      </table:table>
      <text:p text:style-name="P4"><text:bookmark-end text:name="_Hlk37781077"/></text:p>
      <text:p text:style-name="P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8T00:18:47.595000000</dc:date>
    <meta:editing-cycles>4</meta:editing-cycles>
    <meta:editing-duration>PT5M32S</meta:editing-duration>
    <meta:generator>LibreOffice/6.1.0.3$Windows_X86_64 LibreOffice_project/efb621ed25068d70781dc026f7e9c5187a4decd1</meta:generator>
    <meta:document-statistic meta:table-count="2" meta:image-count="0" meta:object-count="0" meta:page-count="1" meta:paragraph-count="39" meta:word-count="128" meta:character-count="685" meta:non-whitespace-character-count="574"/>
    <meta:user-defined meta:name="Operator">Alena Reichlová</meta:user-defined>
  </office:meta>
</office:document-meta>
</file>